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32pt" style:font-size-asian="32pt" style:font-size-complex="32pt"/>
    </style:style>
    <style:style style:name="P2" style:family="paragraph" style:parent-style-name="Standard">
      <style:paragraph-properties fo:text-align="center" style:justify-single-word="false"/>
      <style:text-properties fo:font-size="32pt" fo:font-weight="bold" officeooo:rsid="004ab3cd" officeooo:paragraph-rsid="004ab3cd" style:font-size-asian="32pt" style:font-weight-asian="bold" style:font-size-complex="32pt" style:font-weight-complex="bold"/>
    </style:style>
    <style:style style:name="P3" style:family="paragraph" style:parent-style-name="Standard">
      <style:text-properties fo:font-size="14pt" fo:font-style="italic" style:font-size-asian="14pt" style:font-style-asian="italic" style:font-size-complex="14pt" style:font-style-complex="italic"/>
    </style:style>
    <style:style style:name="P4" style:family="paragraph" style:parent-style-name="Standard">
      <style:text-properties fo:font-size="14pt" officeooo:rsid="004cfe33" style:font-size-asian="14pt" style:font-size-complex="14pt"/>
    </style:style>
    <style:style style:name="P5" style:family="paragraph" style:parent-style-name="Standard">
      <style:text-properties fo:font-size="14pt" officeooo:rsid="00559eea" officeooo:paragraph-rsid="00559eea" style:font-size-asian="14pt" style:font-size-complex="14pt"/>
    </style:style>
    <style:style style:name="P6" style:family="paragraph" style:parent-style-name="Standard">
      <style:text-properties fo:font-size="14pt" officeooo:rsid="00559eea" officeooo:paragraph-rsid="006466f8" style:font-size-asian="14pt" style:font-size-complex="14pt"/>
    </style:style>
    <style:style style:name="P7" style:family="paragraph" style:parent-style-name="Standard">
      <style:text-properties fo:font-size="14pt" officeooo:rsid="00559eea" officeooo:paragraph-rsid="0064675c" style:font-size-asian="14pt" style:font-size-complex="14pt"/>
    </style:style>
    <style:style style:name="P8" style:family="paragraph" style:parent-style-name="Standard">
      <style:text-properties fo:font-size="14pt" officeooo:rsid="00559eea" officeooo:paragraph-rsid="00651864" style:font-size-asian="14pt" style:font-size-complex="14pt"/>
    </style:style>
    <style:style style:name="P9" style:family="paragraph" style:parent-style-name="Standard">
      <style:text-properties fo:font-size="14pt" officeooo:rsid="00559eea" officeooo:paragraph-rsid="006b0115" style:font-size-asian="14pt" style:font-size-complex="14pt"/>
    </style:style>
    <style:style style:name="P10" style:family="paragraph" style:parent-style-name="Standard">
      <style:text-properties fo:font-size="14pt" officeooo:rsid="005601e1" officeooo:paragraph-rsid="005601e1" style:font-size-asian="14pt" style:font-size-complex="14pt"/>
    </style:style>
    <style:style style:name="P11" style:family="paragraph" style:parent-style-name="Standard">
      <style:text-properties fo:font-size="14pt" officeooo:rsid="005601e1" officeooo:paragraph-rsid="00578dde" style:font-size-asian="14pt" style:font-size-complex="14pt"/>
    </style:style>
    <style:style style:name="P12" style:family="paragraph" style:parent-style-name="Standard">
      <style:text-properties fo:font-size="14pt" officeooo:rsid="005601e1" officeooo:paragraph-rsid="0062ec9f" style:font-size-asian="14pt" style:font-size-complex="14pt"/>
    </style:style>
    <style:style style:name="P13" style:family="paragraph" style:parent-style-name="Standard">
      <style:text-properties fo:font-size="14pt" officeooo:rsid="005601e1" officeooo:paragraph-rsid="006466f8" style:font-size-asian="14pt" style:font-size-complex="14pt"/>
    </style:style>
    <style:style style:name="P14" style:family="paragraph" style:parent-style-name="Standard">
      <style:text-properties fo:font-size="14pt" officeooo:rsid="005601e1" officeooo:paragraph-rsid="0064675c" style:font-size-asian="14pt" style:font-size-complex="14pt"/>
    </style:style>
    <style:style style:name="P15" style:family="paragraph" style:parent-style-name="Standard">
      <style:text-properties fo:font-size="14pt" officeooo:rsid="00578dde" officeooo:paragraph-rsid="00578dde" style:font-size-asian="14pt" style:font-size-complex="14pt"/>
    </style:style>
    <style:style style:name="P16" style:family="paragraph" style:parent-style-name="Standard">
      <style:text-properties fo:font-size="14pt" officeooo:rsid="005d2e22" officeooo:paragraph-rsid="005d2e22" style:font-size-asian="14pt" style:font-size-complex="14pt"/>
    </style:style>
    <style:style style:name="P17" style:family="paragraph" style:parent-style-name="Standard">
      <style:text-properties fo:font-size="14pt" officeooo:rsid="0064675c" officeooo:paragraph-rsid="0064675c" style:font-size-asian="14pt" style:font-size-complex="14pt"/>
    </style:style>
    <style:style style:name="P18" style:family="paragraph" style:parent-style-name="Standard">
      <style:text-properties fo:font-size="14pt" officeooo:rsid="00651864" officeooo:paragraph-rsid="00651864" style:font-size-asian="14pt" style:font-size-complex="14pt"/>
    </style:style>
    <style:style style:name="P19" style:family="paragraph" style:parent-style-name="Standard">
      <style:text-properties fo:font-size="14pt" officeooo:rsid="0067a799" officeooo:paragraph-rsid="006862f8" style:font-size-asian="14pt" style:font-size-complex="14pt"/>
    </style:style>
    <style:style style:name="P20" style:family="paragraph" style:parent-style-name="Standard">
      <style:text-properties fo:font-size="14pt" officeooo:rsid="0067a799" officeooo:paragraph-rsid="0068cc5e" style:font-size-asian="14pt" style:font-size-complex="14pt"/>
    </style:style>
    <style:style style:name="P21" style:family="paragraph" style:parent-style-name="Standard">
      <style:text-properties fo:font-size="14pt" officeooo:rsid="006862f8" officeooo:paragraph-rsid="006862f8" style:font-size-asian="14pt" style:font-size-complex="14pt"/>
    </style:style>
    <style:style style:name="P22" style:family="paragraph" style:parent-style-name="Standard">
      <style:text-properties fo:font-size="14pt" officeooo:rsid="006862f8" officeooo:paragraph-rsid="0068cc5e" style:font-size-asian="14pt" style:font-size-complex="14pt"/>
    </style:style>
    <style:style style:name="P23" style:family="paragraph" style:parent-style-name="Standard">
      <style:text-properties fo:font-size="14pt" fo:font-weight="bold" officeooo:rsid="005601e1" officeooo:paragraph-rsid="005601e1" style:font-size-asian="14pt" style:font-weight-asian="bold" style:font-size-complex="14pt" style:font-weight-complex="bold"/>
    </style:style>
    <style:style style:name="P24" style:family="paragraph" style:parent-style-name="Standard">
      <style:text-properties fo:font-size="14pt" fo:font-weight="bold" officeooo:rsid="005601e1" officeooo:paragraph-rsid="005eecd2" style:font-size-asian="14pt" style:font-weight-asian="bold" style:font-size-complex="14pt" style:font-weight-complex="bold"/>
    </style:style>
    <style:style style:name="P25" style:family="paragraph" style:parent-style-name="Standard">
      <style:text-properties fo:font-size="14pt" fo:font-weight="bold" officeooo:rsid="005601e1" officeooo:paragraph-rsid="00578dde" style:font-size-asian="14pt" style:font-weight-asian="bold" style:font-size-complex="14pt" style:font-weight-complex="bold"/>
    </style:style>
    <style:style style:name="P26" style:family="paragraph" style:parent-style-name="Standard">
      <style:text-properties fo:font-size="14pt" fo:font-weight="bold" officeooo:rsid="00592228" officeooo:paragraph-rsid="00592228" style:font-size-asian="14pt" style:font-weight-asian="bold" style:font-size-complex="14pt" style:font-weight-complex="bold"/>
    </style:style>
    <style:style style:name="P27" style:family="paragraph" style:parent-style-name="Standard">
      <style:text-properties fo:font-size="14pt" fo:font-weight="bold" officeooo:rsid="005b89c8" officeooo:paragraph-rsid="005b89c8" style:font-size-asian="14pt" style:font-weight-asian="bold" style:font-size-complex="14pt" style:font-weight-complex="bold"/>
    </style:style>
    <style:style style:name="P28" style:family="paragraph" style:parent-style-name="Standard">
      <style:text-properties fo:font-size="14pt" fo:font-weight="bold" officeooo:rsid="005b89c8" officeooo:paragraph-rsid="006b0115" style:font-size-asian="14pt" style:font-weight-asian="bold" style:font-size-complex="14pt" style:font-weight-complex="bold"/>
    </style:style>
    <style:style style:name="P29" style:family="paragraph" style:parent-style-name="Standard">
      <style:text-properties fo:font-size="14pt" fo:font-weight="bold" officeooo:rsid="005eecd2" officeooo:paragraph-rsid="005eecd2" style:font-size-asian="14pt" style:font-weight-asian="bold" style:font-size-complex="14pt" style:font-weight-complex="bold"/>
    </style:style>
    <style:style style:name="P30" style:family="paragraph" style:parent-style-name="Standard">
      <style:text-properties fo:font-size="14pt" fo:font-weight="bold" officeooo:rsid="005827e9" officeooo:paragraph-rsid="005827e9" style:font-size-asian="14pt" style:font-weight-asian="bold" style:font-size-complex="14pt" style:font-weight-complex="bold"/>
    </style:style>
    <style:style style:name="P31" style:family="paragraph" style:parent-style-name="Standard">
      <style:text-properties fo:font-size="14pt" fo:font-weight="bold" officeooo:rsid="0062ec9f" officeooo:paragraph-rsid="0062ec9f" style:font-size-asian="14pt" style:font-weight-asian="bold" style:font-size-complex="14pt" style:font-weight-complex="bold"/>
    </style:style>
    <style:style style:name="P32" style:family="paragraph" style:parent-style-name="Standard">
      <style:text-properties fo:font-size="14pt" fo:font-weight="bold" officeooo:rsid="0067a799" officeooo:paragraph-rsid="0067a799" style:font-size-asian="14pt" style:font-weight-asian="bold" style:font-size-complex="14pt" style:font-weight-complex="bold"/>
    </style:style>
    <style:style style:name="P33" style:family="paragraph" style:parent-style-name="Standard">
      <style:text-properties fo:font-size="14pt" fo:font-weight="bold" officeooo:rsid="0067a799" officeooo:paragraph-rsid="0068cc5e" style:font-size-asian="14pt" style:font-weight-asian="bold" style:font-size-complex="14pt" style:font-weight-complex="bold"/>
    </style:style>
    <style:style style:name="P34" style:family="paragraph" style:parent-style-name="Standard">
      <style:text-properties fo:font-size="14pt" fo:font-weight="bold" officeooo:rsid="0067a799" officeooo:paragraph-rsid="006963b6" style:font-size-asian="14pt" style:font-weight-asian="bold" style:font-size-complex="14pt" style:font-weight-complex="bold"/>
    </style:style>
    <style:style style:name="P35" style:family="paragraph" style:parent-style-name="Standard">
      <style:text-properties fo:font-size="14pt" fo:font-weight="bold" officeooo:rsid="0068c864" officeooo:paragraph-rsid="0068c864" style:font-size-asian="14pt" style:font-weight-asian="bold" style:font-size-complex="14pt" style:font-weight-complex="bold"/>
    </style:style>
    <style:style style:name="P36" style:family="paragraph" style:parent-style-name="Standard">
      <style:text-properties fo:font-size="14pt" fo:font-weight="bold" officeooo:rsid="0068c864" officeooo:paragraph-rsid="0068cc5e" style:font-size-asian="14pt" style:font-weight-asian="bold" style:font-size-complex="14pt" style:font-weight-complex="bold"/>
    </style:style>
    <style:style style:name="P37" style:family="paragraph" style:parent-style-name="Standard">
      <style:text-properties fo:font-size="14pt" fo:font-weight="bold" officeooo:rsid="006963b6" officeooo:paragraph-rsid="006963b6" style:font-size-asian="14pt" style:font-weight-asian="bold" style:font-size-complex="14pt" style:font-weight-complex="bold"/>
    </style:style>
    <style:style style:name="P38" style:family="paragraph" style:parent-style-name="Standard">
      <style:text-properties fo:font-size="14pt" fo:font-weight="bold" officeooo:rsid="005d2e22" officeooo:paragraph-rsid="006b0115" style:font-size-asian="14pt" style:font-weight-asian="bold" style:font-size-complex="14pt" style:font-weight-complex="bold"/>
    </style:style>
    <style:style style:name="P39" style:family="paragraph" style:parent-style-name="Standard">
      <style:text-properties fo:font-size="14pt" style:text-underline-style="solid" style:text-underline-width="auto" style:text-underline-color="font-color" fo:font-weight="bold" officeooo:rsid="005601e1" officeooo:paragraph-rsid="005601e1" style:font-size-asian="14pt" style:font-weight-asian="bold" style:font-size-complex="14pt" style:font-weight-complex="bold"/>
    </style:style>
    <style:style style:name="P40" style:family="paragraph" style:parent-style-name="Standard">
      <style:text-properties fo:font-size="14pt" style:text-underline-style="solid" style:text-underline-width="auto" style:text-underline-color="font-color" fo:font-weight="bold" officeooo:rsid="005601e1" officeooo:paragraph-rsid="006466f8" style:font-size-asian="14pt" style:font-weight-asian="bold" style:font-size-complex="14pt" style:font-weight-complex="bold"/>
    </style:style>
    <style:style style:name="P41" style:family="paragraph" style:parent-style-name="Standard">
      <style:text-properties fo:font-size="14pt" style:text-underline-style="solid" style:text-underline-width="auto" style:text-underline-color="font-color" fo:font-weight="bold" officeooo:rsid="005601e1" officeooo:paragraph-rsid="00651864" style:font-size-asian="14pt" style:font-weight-asian="bold" style:font-size-complex="14pt" style:font-weight-complex="bold"/>
    </style:style>
    <style:style style:name="P42" style:family="paragraph" style:parent-style-name="Standard">
      <style:text-properties fo:font-size="14pt" style:text-underline-style="solid" style:text-underline-width="auto" style:text-underline-color="font-color" fo:font-weight="bold" officeooo:rsid="005601e1" officeooo:paragraph-rsid="006b0115" style:font-size-asian="14pt" style:font-weight-asian="bold" style:font-size-complex="14pt" style:font-weight-complex="bold"/>
    </style:style>
    <style:style style:name="P43" style:family="paragraph" style:parent-style-name="Standard">
      <style:text-properties fo:font-size="14pt" style:text-underline-style="solid" style:text-underline-width="auto" style:text-underline-color="font-color" fo:font-weight="bold" officeooo:rsid="005b89c8" officeooo:paragraph-rsid="005b89c8" style:font-size-asian="14pt" style:font-weight-asian="bold" style:font-size-complex="14pt" style:font-weight-complex="bold"/>
    </style:style>
    <style:style style:name="P44" style:family="paragraph" style:parent-style-name="Standard">
      <style:text-properties fo:font-size="14pt" style:text-underline-style="solid" style:text-underline-width="auto" style:text-underline-color="font-color" fo:font-weight="bold" officeooo:rsid="0064675c" officeooo:paragraph-rsid="0064675c" style:font-size-asian="14pt" style:font-weight-asian="bold" style:font-size-complex="14pt" style:font-weight-complex="bold"/>
    </style:style>
    <style:style style:name="P45" style:family="paragraph" style:parent-style-name="Standard">
      <style:text-properties fo:font-size="14pt" fo:font-weight="normal" officeooo:rsid="0067a799" officeooo:paragraph-rsid="0067a799" style:font-size-asian="14pt" style:font-weight-asian="normal" style:font-size-complex="14pt" style:font-weight-complex="normal"/>
    </style:style>
    <style:style style:name="P46" style:family="paragraph" style:parent-style-name="Standard">
      <style:text-properties fo:font-size="14pt" fo:font-weight="normal" officeooo:rsid="006862f8" officeooo:paragraph-rsid="006862f8" style:font-size-asian="14pt" style:font-weight-asian="normal" style:font-size-complex="14pt" style:font-weight-complex="normal"/>
    </style:style>
    <style:style style:name="P47"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48" style:family="paragraph" style:parent-style-name="Standard">
      <style:paragraph-properties fo:text-align="center" style:justify-single-word="false"/>
      <style:text-properties fo:font-size="20pt" officeooo:paragraph-rsid="00559eea" style:font-size-asian="20pt" style:font-size-complex="20pt"/>
    </style:style>
    <style:style style:name="P49" style:family="paragraph" style:parent-style-name="Standard">
      <style:text-properties style:text-position="0% 100%" fo:font-size="14pt" officeooo:rsid="005601e1" officeooo:paragraph-rsid="005601e1" style:font-size-asian="14pt" style:font-size-complex="14pt"/>
    </style:style>
    <style:style style:name="P50" style:family="paragraph" style:parent-style-name="Standard">
      <style:text-properties style:text-position="0% 100%" fo:font-size="14pt" officeooo:rsid="005601e1" officeooo:paragraph-rsid="006466f8" style:font-size-asian="14pt" style:font-size-complex="14pt"/>
    </style:style>
    <style:style style:name="P51" style:family="paragraph" style:parent-style-name="Standard">
      <style:text-properties style:text-position="0% 100%" fo:font-size="14pt" fo:font-weight="normal" officeooo:rsid="00592228" officeooo:paragraph-rsid="00592228" style:font-size-asian="14pt" style:font-weight-asian="normal" style:font-size-complex="14pt" style:font-weight-complex="normal"/>
    </style:style>
    <style:style style:name="P52" style:family="paragraph" style:parent-style-name="Standard">
      <style:text-properties style:text-position="0% 100%" fo:font-size="14pt" fo:font-weight="normal" officeooo:rsid="005b89c8" officeooo:paragraph-rsid="0063bed3" style:font-size-asian="14pt" style:font-weight-asian="normal" style:font-size-complex="14pt" style:font-weight-complex="normal"/>
    </style:style>
    <style:style style:name="P53" style:family="paragraph" style:parent-style-name="Standard">
      <style:text-properties style:text-position="0% 100%" fo:font-size="14pt" fo:font-weight="bold" officeooo:rsid="005b89c8" officeooo:paragraph-rsid="005b89c8" style:font-size-asian="14pt" style:font-weight-asian="bold" style:font-size-complex="14pt" style:font-weight-complex="bold"/>
    </style:style>
    <style:style style:name="P54" style:family="paragraph" style:parent-style-name="Standard">
      <style:text-properties style:text-position="0% 100%" fo:font-size="14pt" fo:font-weight="bold" officeooo:rsid="0062ec9f" officeooo:paragraph-rsid="0062ec9f" style:font-size-asian="14pt" style:font-weight-asian="bold" style:font-size-complex="14pt" style:font-weight-complex="bold"/>
    </style:style>
    <style:style style:name="P55" style:family="paragraph" style:parent-style-name="Standard">
      <style:text-properties style:text-position="0% 100%" fo:font-size="14pt" fo:font-weight="bold" officeooo:rsid="0067a799" officeooo:paragraph-rsid="006b0115" style:font-size-asian="14pt" style:font-weight-asian="bold" style:font-size-complex="14pt" style:font-weight-complex="bold"/>
    </style:style>
    <style:style style:name="P56" style:family="paragraph" style:parent-style-name="Standard">
      <style:text-properties fo:font-size="14pt" fo:font-weight="normal" officeooo:rsid="006b0115" officeooo:paragraph-rsid="006b0115" style:font-size-asian="14pt" style:font-weight-asian="normal" style:font-size-complex="14pt" style:font-weight-complex="normal"/>
    </style:style>
    <style:style style:name="T1" style:family="text">
      <style:text-properties officeooo:rsid="003decad"/>
    </style:style>
    <style:style style:name="T2" style:family="text">
      <style:text-properties fo:font-weight="bold" style:font-weight-asian="bold" style:font-weight-complex="bold"/>
    </style:style>
    <style:style style:name="T3" style:family="text">
      <style:text-properties fo:font-weight="bold" officeooo:rsid="00559eea" style:font-weight-asian="bold" style:font-weight-complex="bold"/>
    </style:style>
    <style:style style:name="T4" style:family="text">
      <style:text-properties fo:font-weight="bold" officeooo:rsid="005d2e22" style:font-weight-asian="bold" style:font-weight-complex="bold"/>
    </style:style>
    <style:style style:name="T5" style:family="text">
      <style:text-properties fo:font-weight="bold" officeooo:rsid="00602c98" style:font-weight-asian="bold" style:font-weight-complex="bold"/>
    </style:style>
    <style:style style:name="T6" style:family="text">
      <style:text-properties fo:font-weight="bold" officeooo:rsid="0064675c" style:font-weight-asian="bold" style:font-weight-complex="bold"/>
    </style:style>
    <style:style style:name="T7" style:family="text">
      <style:text-properties fo:font-weight="bold" officeooo:rsid="00651864" style:font-weight-asian="bold" style:font-weight-complex="bold"/>
    </style:style>
    <style:style style:name="T8" style:family="text">
      <style:text-properties fo:font-weight="bold" officeooo:rsid="006862f8" style:font-weight-asian="bold" style:font-weight-complex="bold"/>
    </style:style>
    <style:style style:name="T9" style:family="text">
      <style:text-properties fo:font-weight="bold" officeooo:rsid="0068cc5e" style:font-weight-asian="bold" style:font-weight-complex="bold"/>
    </style:style>
    <style:style style:name="T10" style:family="text">
      <style:text-properties officeooo:rsid="00559eea"/>
    </style:style>
    <style:style style:name="T11" style:family="text">
      <style:text-properties style:text-position="super 58%"/>
    </style:style>
    <style:style style:name="T12" style:family="text">
      <style:text-properties style:text-position="super 58%" officeooo:rsid="0064675c"/>
    </style:style>
    <style:style style:name="T13" style:family="text">
      <style:text-properties style:text-position="0% 100%"/>
    </style:style>
    <style:style style:name="T14" style:family="text">
      <style:text-properties style:text-position="0% 100%" fo:font-weight="bold" officeooo:rsid="00592228" style:font-weight-asian="bold" style:font-weight-complex="bold"/>
    </style:style>
    <style:style style:name="T15" style:family="text">
      <style:text-properties style:text-position="0% 100%" fo:font-weight="normal" style:font-weight-asian="normal" style:font-weight-complex="normal"/>
    </style:style>
    <style:style style:name="T16" style:family="text">
      <style:text-properties style:text-position="0% 100%" fo:font-weight="normal" officeooo:rsid="00592228" style:font-weight-asian="normal" style:font-weight-complex="normal"/>
    </style:style>
    <style:style style:name="T17" style:family="text">
      <style:text-properties style:text-position="0% 100%" fo:font-weight="normal" officeooo:rsid="0062ec9f" style:font-weight-asian="normal" style:font-weight-complex="normal"/>
    </style:style>
    <style:style style:name="T18" style:family="text">
      <style:text-properties style:text-position="0% 100%" officeooo:rsid="0062ec9f"/>
    </style:style>
    <style:style style:name="T19" style:family="text">
      <style:text-properties style:text-position="0% 100%" officeooo:rsid="0064675c"/>
    </style:style>
    <style:style style:name="T20" style:family="text">
      <style:text-properties style:text-position="0% 100%" style:text-underline-style="solid" style:text-underline-width="auto" style:text-underline-color="font-color" fo:font-weight="bold" style:font-weight-asian="bold" style:font-weight-complex="bold"/>
    </style:style>
    <style:style style:name="T21" style:family="text">
      <style:text-properties style:text-position="0% 100%" style:text-underline-style="solid" style:text-underline-width="auto" style:text-underline-color="font-color" fo:font-weight="bold" officeooo:rsid="0062ec9f" style:font-weight-asian="bold" style:font-weight-complex="bold"/>
    </style:style>
    <style:style style:name="T22" style:family="text">
      <style:text-properties fo:font-weight="normal" style:font-weight-asian="normal" style:font-weight-complex="normal"/>
    </style:style>
    <style:style style:name="T23" style:family="text">
      <style:text-properties fo:font-weight="normal" officeooo:rsid="00578dde" style:font-weight-asian="normal" style:font-weight-complex="normal"/>
    </style:style>
    <style:style style:name="T24" style:family="text">
      <style:text-properties fo:font-weight="normal" officeooo:rsid="005827e9" style:font-weight-asian="normal" style:font-weight-complex="normal"/>
    </style:style>
    <style:style style:name="T25" style:family="text">
      <style:text-properties fo:font-weight="normal" officeooo:rsid="00592228" style:font-weight-asian="normal" style:font-weight-complex="normal"/>
    </style:style>
    <style:style style:name="T26" style:family="text">
      <style:text-properties fo:font-weight="normal" officeooo:rsid="005eecd2" style:font-weight-asian="normal" style:font-weight-complex="normal"/>
    </style:style>
    <style:style style:name="T27" style:family="text">
      <style:text-properties fo:font-weight="normal" officeooo:rsid="005f0da9" style:font-weight-asian="normal" style:font-weight-complex="normal"/>
    </style:style>
    <style:style style:name="T28" style:family="text">
      <style:text-properties fo:font-weight="normal" officeooo:rsid="006267d3" style:font-weight-asian="normal" style:font-weight-complex="normal"/>
    </style:style>
    <style:style style:name="T29" style:family="text">
      <style:text-properties fo:font-weight="normal" officeooo:rsid="0062ec9f" style:font-weight-asian="normal" style:font-weight-complex="normal"/>
    </style:style>
    <style:style style:name="T30" style:family="text">
      <style:text-properties fo:font-weight="normal" officeooo:rsid="0063bed3" style:font-weight-asian="normal" style:font-weight-complex="normal"/>
    </style:style>
    <style:style style:name="T31" style:family="text">
      <style:text-properties fo:font-weight="normal" officeooo:rsid="006862f8" style:font-weight-asian="normal" style:font-weight-complex="normal"/>
    </style:style>
    <style:style style:name="T32" style:family="text">
      <style:text-properties fo:font-weight="normal" officeooo:rsid="0068c864" style:font-weight-asian="normal" style:font-weight-complex="normal"/>
    </style:style>
    <style:style style:name="T33" style:family="text">
      <style:text-properties fo:font-weight="normal" officeooo:rsid="0068cc5e" style:font-weight-asian="normal" style:font-weight-complex="normal"/>
    </style:style>
    <style:style style:name="T34" style:family="text">
      <style:text-properties fo:font-weight="normal" officeooo:rsid="006963b6" style:font-weight-asian="normal" style:font-weight-complex="normal"/>
    </style:style>
    <style:style style:name="T35" style:family="text">
      <style:text-properties fo:font-weight="normal" officeooo:rsid="006b0115" style:font-weight-asian="normal" style:font-weight-complex="normal"/>
    </style:style>
    <style:style style:name="T36" style:family="text">
      <style:text-properties officeooo:rsid="00578dde"/>
    </style:style>
    <style:style style:name="T37" style:family="text">
      <style:text-properties officeooo:rsid="005827e9"/>
    </style:style>
    <style:style style:name="T38" style:family="text">
      <style:text-properties officeooo:rsid="005d2e22"/>
    </style:style>
    <style:style style:name="T39" style:family="text">
      <style:text-properties officeooo:rsid="005eecd2"/>
    </style:style>
    <style:style style:name="T40" style:family="text">
      <style:text-properties officeooo:rsid="006267d3"/>
    </style:style>
    <style:style style:name="T41" style:family="text">
      <style:text-properties officeooo:rsid="0062ec9f"/>
    </style:style>
    <style:style style:name="T42" style:family="text">
      <style:text-properties officeooo:rsid="0063bed3"/>
    </style:style>
    <style:style style:name="T43" style:family="text">
      <style:text-properties officeooo:rsid="006466f8"/>
    </style:style>
    <style:style style:name="T44" style:family="text">
      <style:text-properties officeooo:rsid="0064675c"/>
    </style:style>
    <style:style style:name="T45" style:family="text">
      <style:text-properties officeooo:rsid="00651864"/>
    </style:style>
    <style:style style:name="T46" style:family="text">
      <style:text-properties officeooo:rsid="0066762f"/>
    </style:style>
    <style:style style:name="T47" style:family="text">
      <style:text-properties style:text-underline-style="solid" style:text-underline-width="auto" style:text-underline-color="font-color"/>
    </style:style>
    <style:style style:name="T48" style:family="text">
      <style:text-properties style:text-underline-style="solid" style:text-underline-width="auto" style:text-underline-color="font-color" fo:font-weight="bold" style:font-weight-asian="bold" style:font-weight-complex="bold"/>
    </style:style>
    <style:style style:name="T49" style:family="text">
      <style:text-properties style:text-underline-style="solid" style:text-underline-width="auto" style:text-underline-color="font-color" fo:font-weight="bold" officeooo:rsid="006267d3" style:font-weight-asian="bold" style:font-weight-complex="bold"/>
    </style:style>
    <style:style style:name="T50" style:family="text">
      <style:text-properties style:text-underline-style="solid" style:text-underline-width="auto" style:text-underline-color="font-color" fo:font-weight="bold" officeooo:rsid="006862f8" style:font-weight-asian="bold" style:font-weight-complex="bold"/>
    </style:style>
    <style:style style:name="T51" style:family="text">
      <style:text-properties style:text-underline-style="solid" style:text-underline-width="auto" style:text-underline-color="font-color" officeooo:rsid="006267d3"/>
    </style:style>
    <style:style style:name="T52" style:family="text">
      <style:text-properties style:text-underline-style="solid" style:text-underline-width="auto" style:text-underline-color="font-color" officeooo:rsid="006862f8"/>
    </style:style>
    <style:style style:name="T53" style:family="text">
      <style:text-properties style:text-underline-style="solid" style:text-underline-width="auto" style:text-underline-color="font-color" officeooo:rsid="0068c864"/>
    </style:style>
    <style:style style:name="T54" style:family="text">
      <style:text-properties style:text-underline-style="solid" style:text-underline-width="auto" style:text-underline-color="font-color" officeooo:rsid="006b0115"/>
    </style:style>
    <style:style style:name="T55" style:family="text">
      <style:text-properties officeooo:rsid="0068cc5e"/>
    </style:style>
    <style:style style:name="T56" style:family="text">
      <style:text-properties officeooo:rsid="006963b6"/>
    </style:style>
    <style:style style:name="T57" style:family="text">
      <style:text-properties officeooo:rsid="006b011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read Farm <text:span text:style-name="T10">Assembler routines.</text:span></text:p>
      <text:p text:style-name="P1">Richard Parker <text:span text:style-name="T46">28.7</text:span>.201<text:span text:style-name="T1">6</text:span></text:p>
      <text:p text:style-name="P3"/>
      <text:p text:style-name="P47">Section <text:span text:style-name="T10">1</text:span> – <text:span text:style-name="T10">Introduction.</text:span></text:p>
      <text:p text:style-name="P4"/>
      <text:p text:style-name="P5">The thread-farm of meataxe64 uses a collection of bespoke x86-assembler routines to perform the functions that need to be thread-hardened. <text:s/>They are designed to be of general-purpose use, but the requirements come from the thread-farm.</text:p>
      <text:p text:style-name="P5"/>
      <text:p text:style-name="P48"><text:span text:style-name="T2">Section </text:span><text:span text:style-name="T3">2</text:span><text:span text:style-name="T2"> – </text:span><text:span text:style-name="T3">What They Do.</text:span></text:p>
      <text:p text:style-name="P5"/>
      <text:p text:style-name="P39">Counters.</text:p>
      <text:p text:style-name="P10"/>
      <text:p text:style-name="P10">There is only one routine TfAdd that deals with counters. <text:s/>A counter is 4-bytes long<text:span text:style-name="T46"> and should be 4-byte aligned. <text:s/>This is, according to the Intel documentation, not strictly necessary, though </text:span>there <text:span text:style-name="T46">are </text:span><text:s/>be performance benefits,<text:span text:style-name="T46"> there is the</text:span> ability to atomically sample it, <text:span text:style-name="T46">and I wonder whether it actually works correctly on all chips and with all operating systems if it crosses a page boundary and causes a page fault</text:span>. <text:s/>The sign is of no significance - the addition is simply done as a 4-byte quantity modulo 2<text:span text:style-name="T11">32</text:span><text:span text:style-name="T13">.</text:span></text:p>
      <text:p text:style-name="P49"/>
      <text:p text:style-name="P5"><text:span text:style-name="T2">int TfAdd(int * ctr, int val)</text:span> adds "val" to the counter whose address is given in "ctr" and returns the new value. <text:s/>The heart of this a 4-byte lock xadd assembler instruction. <text:s/>It should be noticed that the xadd instruction returns the old value, but the TfAdd routine adds this to the val before returning it.</text:p>
      <text:p text:style-name="P5"/>
      <text:p text:style-name="P40"><text:span text:style-name="T43">Uni</text:span>.</text:p>
      <text:p text:style-name="P13"/>
      <text:p text:style-name="P14">There <text:span text:style-name="T43">are two routines to deal with Unis - TfGetUni and TfPutUni. <text:s/>The idea is that amongst all the threads there is only one variable. <text:s/>It is not allowed to be -9223372036854775808 = -2</text:span><text:span text:style-name="T12">63</text:span><text:span text:style-name="T19"> =</text:span><text:span text:style-name="T43"> 0x8000000000000000 = the most negative number that can be held in a long as this value is used to indicate that another thread currently owns the variable. <text:s text:c="2"/></text:span>A <text:span text:style-name="T43">Uni is a long that otherwise has significance only to the application, and can be used in any way required. <text:s/>The memory copy must be 8-byte aligned. <text:s/>The TfGetUni routine waits until the value is not BUSY and then returns it, leaving BUSY in memory. <text:s/>The TfPutUni routine puts a new value back after the old one was fetched by TfGetUni. <text:s/>In principle there is no real need to use TfPutUni (it just does a simple store) but it forces the compiler to do its memory stores in the correct order, so in practice TfPutUni should always be used. <text:s/>The uni should be initialized (TfPutUni can be used) to some value (e.g. 0) at the start to ensure that it does not contain the busy value.</text:span></text:p>
      <text:p text:style-name="P50"/>
      <text:p text:style-name="P6"><text:span text:style-name="T6">long </text:span><text:span text:style-name="T2">Tf</text:span><text:span text:style-name="T6">GetUni</text:span><text:span text:style-name="T2">(</text:span><text:span text:style-name="T6">long</text:span><text:span text:style-name="T2"> * </text:span><text:span text:style-name="T6">uni</text:span><text:span text:style-name="T2">)</text:span> <text:span text:style-name="T44">waits until it is not busy, and then returns the value stored there </text:span><text:soft-page-break/><text:span text:style-name="T44">leaving the variable in memory busy so no other TfGetUni can succeed until the TfPutUni is called.</text:span></text:p>
      <text:p text:style-name="P6"/>
      <text:p text:style-name="P7"><text:span text:style-name="T6">void </text:span><text:span text:style-name="T2">Tf</text:span><text:span text:style-name="T6">PutUni</text:span><text:span text:style-name="T2">(</text:span><text:span text:style-name="T6">long</text:span><text:span text:style-name="T2"> * </text:span><text:span text:style-name="T6">uni, long val</text:span><text:span text:style-name="T2">)</text:span> <text:span text:style-name="T44">unlocks the variable and sets it to val. <text:s/>A value must previously have been fetched by TfGetUni.</text:span></text:p>
      <text:p text:style-name="P6"/>
      <text:p text:style-name="P7"/>
      <text:p text:style-name="P44">Locked Dijkstra P/V variables</text:p>
      <text:p text:style-name="P14"/>
      <text:p text:style-name="P14">There <text:span text:style-name="T43">are three routines to deal with locked Dijkstra P/V variables - TfDijkVL, TfDijkPL and TfDijkUL.</text:span></text:p>
      <text:p text:style-name="P17">A Dijkstra P/V variable has a non-negative value that is incremented by V and decremented by P. <text:s/>If the variable is decremented (P) and it <text:span text:style-name="T45">already r</text:span>epresents 0, the TfDijkPL routine will wait with a spinlock. <text:s/>Hence these routines should not be used if the wait may be considerable - they are for dealing with data races, not for waiting for long computations to complete. <text:s/>The P/V variable should be initialized to zero (a simple store will suffice).</text:p>
      <text:p text:style-name="P17">These routines also provide a lock. <text:s/>Hence they are suitable for use where the supplying (V) and/or consuming (P) needs some processing.</text:p>
      <text:p text:style-name="P17">The routines return an index (starting from zero) numbering a slot into which data may safetly be placed while the lock is held. <text:s/>When the data placement is complete, the TfDijkUL routine must be called to unlock the variable.<text:span text:style-name="T45"> The supply routine must therefore</text:span></text:p>
      <text:p text:style-name="P18">1. <text:s/>Call TfDijkVL and retain the slot number if needed. <text:s/>The first one returned will be 0.</text:p>
      <text:p text:style-name="P18">2. <text:s/>Put the data correctly into the slot indicated</text:p>
      <text:p text:style-name="P18">3. <text:s/>Call TfDijkUL to indicate that the data is available and may be used by another thread.</text:p>
      <text:p text:style-name="P18">Similarly the consume routine must</text:p>
      <text:p text:style-name="P18">1. <text:s/>Call TfDijkPL and retain the slot number if needed. <text:s/>This will be zero if it is the last one. <text:s/>Hence the natural use is as a push-down First-In, Last-Out stack.</text:p>
      <text:p text:style-name="P18">2. <text:s/>Process the data from the slot indicated.</text:p>
      <text:p text:style-name="P18">3. <text:s/>Call TfDijkUL to indicate that it is now safe for a supply routine to re-use the slot.</text:p>
      <text:p text:style-name="P18"><text:s/>The TfDijkUL routine must not be called unless the calling thread owns the locked variable at this time.</text:p>
      <text:p text:style-name="P18">In the thread farm, these routines are used to keep a count of the number of waiting jobs, though the jobs themselves are held in a priority queue, so the slot numbers are not used.</text:p>
      <text:p text:style-name="P18">In memory if there are N slots occupied, the value will be 2.N if the variable is unlocked and 2.N+1 if it is locked. </text:p>
      <text:p text:style-name="P18"/>
      <text:p text:style-name="P7"><text:span text:style-name="T6">long </text:span><text:span text:style-name="T2">Tf</text:span><text:span text:style-name="T7">DijkVL</text:span><text:span text:style-name="T2">(</text:span><text:span text:style-name="T6">long</text:span><text:span text:style-name="T2"> * </text:span><text:span text:style-name="T7">pv</text:span><text:span text:style-name="T2">)</text:span> <text:span text:style-name="T44">waits until it is not locked, and then increments it but leaves it locked. <text:s/>Notice that although 2N+3 is left in the variable, it is the old value N that is returned - the routine does the halving.</text:span></text:p>
      <text:p text:style-name="P7"/>
      <text:p text:style-name="P8"><text:span text:style-name="T6">long </text:span><text:span text:style-name="T2">Tf</text:span><text:span text:style-name="T7">DijkPL</text:span><text:span text:style-name="T2">(</text:span><text:span text:style-name="T6">long</text:span><text:span text:style-name="T2"> * </text:span><text:span text:style-name="T7">pv</text:span><text:span text:style-name="T2">)</text:span> <text:span text:style-name="T44">waits until it is not locked and non-zero, and then decrements it but leaves it locked. <text:s/>The decremented value is returned. <text:s/>Hence if the value stored was 2.N+2, the return value will be N.</text:span></text:p>
      <text:p text:style-name="P8"><text:soft-page-break/></text:p>
      <text:p text:style-name="P8"><text:span text:style-name="T7">void</text:span><text:span text:style-name="T6"> </text:span><text:span text:style-name="T2">Tf</text:span><text:span text:style-name="T7">DijkUL</text:span><text:span text:style-name="T2">(</text:span><text:span text:style-name="T6">long</text:span><text:span text:style-name="T2"> * </text:span><text:span text:style-name="T7">pv</text:span><text:span text:style-name="T2">)</text:span> <text:span text:style-name="T45">must only be called after a previous TfDijkVL or TfDijkPL call, so that the lock bit is set. <text:s/>This call simply unsets the lock bit.</text:span></text:p>
      <text:p text:style-name="P8"/>
      <text:p text:style-name="P41">Linked Lists.</text:p>
      <text:p text:style-name="P5"/>
      <text:p text:style-name="P16">The linked lists are designed for use holding the available unused objects - JOB, MOJ, RDL, and also for chaining the RDLs into the MOJ list, with the ability to "close" the list. <text:s/>If the list is closed, a return of 2 is given on TfLinkIn, TfLinkOut and TfLinkClose.</text:p>
      <text:p text:style-name="P16"/>
      <text:p text:style-name="P15"><text:span text:style-name="T39">T</text:span>here are t<text:span text:style-name="T39">hree</text:span> routines in the suite - to put an object onto a list, and to take it off again<text:span text:style-name="T39"> and to close the list. <text:s/></text:span>A special value of 0 is put into the chaining position (first 8 bytes) to indicate the end of the list. <text:s/>If the list is empty when Tf<text:span text:style-name="T39">LinkOut</text:span> is called, this zero is returned to indicate that the list is empty. <text:s/><text:span text:style-name="T39">If the list is closed, 2 is returned. <text:s/></text:span>Otherwise <text:span text:style-name="T39">the link is the address of the first object of the list, and </text:span>it is dereferenced to get the new start of the chain. <text:s/>The items in the chain are unchanged except in the first 8 bytes, which the routines use for the chaining. <text:s/>The objects <text:span text:style-name="T37">need to be 8-byte aligned.</text:span> <text:s/><text:span text:style-name="T37">Hence a pointer cannot be 1 (which is not 8-byte aligned) and</text:span> this is used as the BUSY indicator for the spinlock.<text:span text:style-name="T39"> <text:s/>The value 2 is similarly used (at the start of the chain only) to indicate that the list is closed. <text:s/>The "chain" value must be initialized to zero at the start.</text:span></text:p>
      <text:p text:style-name="P15"/>
      <text:p text:style-name="P23">uint64_t * Tf<text:span text:style-name="T38">LinkOut</text:span>(uint64_t * chain)<text:span text:style-name="T22"> atomically takes an element out of the singly linked list "chain" and returns it. <text:s/>It is of no significance what it is</text:span><text:span text:style-name="T26"> or</text:span><text:span text:style-name="T22"> how long it is, provided only that it is at least 8 bytes long</text:span><text:span text:style-name="T24"> and 8 byte aligned</text:span><text:span text:style-name="T22">. <text:s/>The first 8 bytes are used for the chain.</text:span><text:span text:style-name="T23"> <text:s/>If the chain is empty, the value returned is zero, which always compares equal (in C) to NULL.</text:span><text:span text:style-name="T26"> <text:s/></text:span><text:span text:style-name="T27">I</text:span><text:span text:style-name="T26">f the list is closed (which should only happen if TfLinkClose is called) then 2 is returned. <text:s/>This is probably an error condition</text:span><text:span text:style-name="T27"> - the "close" is intended to prevent insertion, not removal.</text:span></text:p>
      <text:p text:style-name="P10"/>
      <text:p text:style-name="P10"><text:span text:style-name="T5">int</text:span><text:span text:style-name="T2"> Tf</text:span><text:span text:style-name="T4">LinkIn</text:span><text:span text:style-name="T2">(uint64_t * chain, uint64_t * ours)</text:span> atomically inserts the element "ours" at the front of the chain - the reverse of TfNew. <text:s/>The chain therefore operates as a stack - a first-in last-out queue.<text:span text:style-name="T39"> <text:s/>If the list is closed, the insertion is refused and 2 (closed) is returned. <text:s/>Hence a reader using TfLinkClose can be certain of processing the entire list, leaving it to the writer to deal with the case where the reader has ended.</text:span></text:p>
      <text:p text:style-name="P10"/>
      <text:p text:style-name="P24">uint64_t * Tf<text:span text:style-name="T38">LinkClose</text:span>(uint64_t * chain)<text:span text:style-name="T22"> atomically takes an element out of the singly linked list "chain" and returns it</text:span><text:span text:style-name="T26">, but sets the chain to "closed" if (and only if) the list was already empty</text:span><text:span text:style-name="T22">. </text:span><text:span text:style-name="T26"><text:s/>Otherwise its action is the same as TfLinkOut. <text:s/>If the list was already closed (probably an error) 2 is returned</text:span><text:span text:style-name="T27">. <text:s/>If the list was previously empty and closed by this call, </text:span><text:span text:style-name="T26">0 (NULL) is returned.</text:span></text:p>
      <text:p text:style-name="P24"/>
      <text:p text:style-name="P29"><text:span text:style-name="T26">T</text:span><text:span text:style-name="T22">hese routines are used to their full functionality in the thread farm. <text:s/>When a job is submitted, an input MOJ may be a dependency, so the submit tries to insert a new dependency into the RDL chain for that MOJ, and if it succeeds, the dependency is set. <text:s/>If it does not succeed, the </text:span><text:soft-page-break/><text:span text:style-name="T22">MOJ is already available and no dependency </text:span><text:span text:style-name="T27">is needed</text:span><text:span text:style-name="T22">. <text:s/>As the TfStable may be executing at the time, the closure of the RDL chain is used as the atomic event that indicates that the MOJ is available. <text:s/>Hence the following of the RDL chain is done by calling TfLinkClose, and processing the RDLs until there are none left. <text:s/>The TfStable can then be sure that no further dependencies can be added. <text:s/>TfLinkOut is used when obtaining a new object, though. <text:s/>Further objects may be inserted and removed while the thread that saw "empty" makes some more. <text:s/>External locking is, however, needed to ensure that we do not have two threads making some more.</text:span></text:p>
      <text:p text:style-name="P10"/>
      <text:p text:style-name="P43">List of 64-bit quantities.</text:p>
      <text:p text:style-name="P27"/>
      <text:p text:style-name="P27">void TfAppend(uint64_t * list, uint64_t new)<text:span text:style-name="T22"> adds the new object into the next available slot. <text:s/>There is no test for the list being full. <text:s/>The first uint64_t of the list is the number of items in the list, and must be initialized to zero. <text:s/>Currently there is no routine to take an item off the list, as it is only used to list the objects to be free'd at the end of the thread-farm ru</text:span><text:span text:style-name="T28">n, at which time the list is private</text:span><text:span text:style-name="T22">. <text:s/>It is of no consequence what the 64-bit objects represent, and they can take any value.</text:span><text:span text:style-name="T27"> <text:s/>The list must be 8-byte aligned.</text:span></text:p>
      <text:p text:style-name="P27"/>
      <text:p text:style-name="P42"><text:span text:style-name="T57">Wasting Time</text:span>.</text:p>
      <text:p text:style-name="P9"/>
      <text:p text:style-name="P38"><text:span text:style-name="T27">The </text:span><text:span text:style-name="T35">TfPause routine simply does a loop, including the pause instruction, to waste time in a fairly nice way, both in terms of letting the other hyperthread have most of the resources, and reducing the power consumption. <text:s/>It also has the benefit that the compiler can't optimize it out.</text:span></text:p>
      <text:p text:style-name="P38"/>
      <text:p text:style-name="P28"><text:span text:style-name="T57">void TfPause(long wait) </text:span><text:span text:style-name="T35">does a loop, including a pause, going round "wait" times. <text:s/>It takes about 10*wait nSec.</text:span></text:p>
      <text:p text:style-name="P56"/>
      <text:p text:style-name="P48"><text:span text:style-name="T2">Section </text:span><text:span text:style-name="T3">3</text:span><text:span text:style-name="T2"> – </text:span><text:span text:style-name="T3">How they do it.</text:span></text:p>
      <text:p text:style-name="P5"/>
      <text:p text:style-name="P5"><text:span text:style-name="T48">int TfAdd(int * ctr, int val)</text:span> comes in with ctr in %rdi and val in %esi. <text:s/>In fact, val is promoted to a long from "c" but this makes no difference. <text:s/>What matters is that it is the 4-byte value (not 8-bytes) pointed to by ctr that is the target of the lock xadd instruction. <text:s/>The third instruction of the routine adds val to the old value fetched, thereby returning the new value instead. <text:s/>The sign of val and *ctr are of no significance - the addition is simply done modulo 2<text:span text:style-name="T11">32</text:span><text:span text:style-name="T13">. <text:s/></text:span></text:p>
      <text:p text:style-name="P5"/>
      <text:p text:style-name="P32"><text:span text:style-name="T47">long TfGetUni(long * uni)</text:span><text:span text:style-name="T22"> starts with uni (the address of the variable) in %rdi. <text:s/>The first step is to load the BUSY value, which for a uni is 0x8000000000000000 into %rdx. <text:s/>This is then copied also into %rax ready for the exchange. <text:s/>%rax (BUSY) and *uni (%rdi) are then swapped using the (implicit lock) xchg instruction, so that the variable is now BUSY whether it previously was or not. <text:s/>The extracted value (the old value at *uni) is then inspected to see if it was already BUSY, and if it is, a spinlock is entered at TfGetUni1. <text:s/>Otherwise the job is complete - the extracted value is in %rax as the return value, and the variable left BUSY.</text:span></text:p>
      <text:p text:style-name="P32">TfGetUni1<text:span text:style-name="T22">. <text:s/>%rdx is the constant BUSY value, %rax is also the BUSY value extracted from </text:span><text:soft-page-break/><text:span text:style-name="T22">the variable, %rdi points to the variable.</text:span></text:p>
      <text:p text:style-name="P45">We first pause (see TfLinkOut3 for more details) to wait in a nice way. <text:s/>We then re-fetch the data with the implicit-lock xchg instruction, which again puts BUSY into *uni whether it was previously there or not. <text:s/>If it was still busy, we continue the spinlock at TfGetUni1. <text:s/>Otherwise again the job is done - %rax contains the extracted value for return and the *uni is left BUSY.</text:p>
      <text:p text:style-name="P32"/>
      <text:p text:style-name="P32"><text:span text:style-name="T47">void TfPutUni(long * uni, long val)</text:span> <text:span text:style-name="T22">starts with %rdi holding uni - the address of the uni variable, and %rsi holds val - the value to be put there. <text:s/>The routine simply puts the val into *uni, overwriting the BUSY value that was there.</text:span></text:p>
      <text:p text:style-name="P45"/>
      <text:p text:style-name="P19"><text:span text:style-name="T48">void Tf</text:span><text:span text:style-name="T50">DijkVL</text:span><text:span text:style-name="T48">(long * </text:span><text:span text:style-name="T50">pv</text:span><text:span text:style-name="T48">)</text:span><text:span text:style-name="T2"> </text:span><text:span text:style-name="T22">starts with %rdi holding </text:span><text:span text:style-name="T31">the address of the 8-byte data for the PV variable. <text:s/>The first step is to load the variable into %rax (using the fact that it is 8-byte aligned to ensure atomicity).</text:span></text:p>
      <text:p text:style-name="P19"><text:span text:style-name="T8">TfDijkVL1.</text:span><text:span text:style-name="T31"> %rdi is the address of the pv variable in memory, and %rax is the value when it was last inspected. <text:s/>While the next few instructions are executed the variable in memory may change, but the "lock cmpxchg" is used to ensure that any change to the variable is atomically done to a variable that still (or again) has this value. <text:s/>If the variable was locked, processing continues at TfDijkVL2 to wait a short time (about </text:span><text:span text:style-name="T32">25</text:span><text:span text:style-name="T31"> nSec) before trying again. <text:s/>The variable was locked if the last bit (value 1) is set.</text:span></text:p>
      <text:p text:style-name="P46">If the variable was unlocked, a copy is made to %rdx - the original value is retained in %rax for the cmpxchg. <text:s/>The %rdx copy is then increased by 3. <text:s/>This is the instruction that increments the PV variable, and also sets the locked bit.</text:p>
      <text:p text:style-name="P21"><text:span text:style-name="T22">The </text:span><text:span text:style-name="T2">lock cmpxchg</text:span><text:span text:style-name="T22"> instruction's primary role is to check that the variable in memory still has the value in %rax, and if so stores %rdx into it. <text:s/>The semantics of this is "If it is unlocked and has value N, set it to N+1 and lock it</text:span><text:span text:style-name="T32">. <text:s/>Otherwise do nothing except reload the value from memory</text:span><text:span text:style-name="T22">". <text:s/>The zero flag is set if the compare and the store were executed. <text:s/>If this is not the case, the new value of the variable is loaded into %rax, and the jne instruction is taken, bringing us back to TfDijkVL1 to try again, hoping that the variable will eventually be unlocked, and stable enough for us to take control of it.</text:span></text:p>
      <text:p text:style-name="P21"><text:span text:style-name="T22">If the cmpxchg was successful, %rax is unchanged</text:span><text:span text:style-name="T32">. <text:s/>This value is halved to produce the return value in %rax, and the routine returns to the caller with this value. <text:s/>Hence, for example, if *pv = (%rdi), whose semantics is 2.N, was 2, 1 is returned and the value 5 - the incremented PV with the lock bit set - is stored.</text:span></text:p>
      <text:p text:style-name="P35">TfDijkVL2.<text:span text:style-name="T22"> <text:s/></text:span><text:span text:style-name="T31">%rdi is the address of the pv variable in memory, and %rax is</text:span><text:span text:style-name="T22"> actually</text:span><text:span text:style-name="T31"> the value when it was last inspected</text:span><text:span text:style-name="T22">, though it is discarded</text:span><text:span text:style-name="T31">.</text:span><text:span text:style-name="T22"> <text:s/>The value 5 is loaded into %rdx as the loop counter for the waiting. <text:s/>This value may be tuned later - a higher value giving a longer wait in units of about 10 clocks but will decrease the contention for the PV variable. <text:s/></text:span></text:p>
      <text:p text:style-name="P35">TfDijkVL3.<text:span text:style-name="T22"> <text:s text:c="2"/>%rdi is the address of the pv variable in memory, and %rdx is the number of times we are to go round this wait loop before retrying the function. <text:s/>The first step is to "pause" to try to minimize activity while we are basically just waiting about. <text:s/>See TfLinkOut3 for more details. <text:s/>We then subtract 1 from the loop count in %rdx and then jump back to TfDijkVL3 if the result is not yet zero. <text:s/>Hence we go round %rdx times. <text:s/>Once the counter has expired we go right back to the routine entry point TfDijkVL with only %rdi significant and start all over </text:span><text:soft-page-break/><text:span text:style-name="T22">again.</text:span></text:p>
      <text:p text:style-name="P35"/>
      <text:p text:style-name="P33"><text:span text:style-name="T47">void T</text:span><text:span text:style-name="T52">Dijk</text:span><text:span text:style-name="T53">P</text:span><text:span text:style-name="T52">L</text:span><text:span text:style-name="T47">(long * </text:span><text:span text:style-name="T52">pv</text:span><text:span text:style-name="T47">)</text:span> <text:span text:style-name="T22">starts with %rdi holding </text:span><text:span text:style-name="T31">the address of the 8-byte data for the PV variable.</text:span><text:span text:style-name="T32"> <text:s/>The action is similar to TfDijkVL but differs in enough detail to warrant a separate description.</text:span><text:span text:style-name="T31"> The first step is to load the variable into %rax (using the fact that it is 8-byte aligned to ensure atomicity).</text:span></text:p>
      <text:p text:style-name="P20"><text:span text:style-name="T8">TfDijk</text:span><text:span text:style-name="T9">P</text:span><text:span text:style-name="T8">L1.</text:span><text:span text:style-name="T31"> %rdi is the address of the pv variable in memory, and %rax is the value when it was last inspected. <text:s/>While the next few instructions are executed the variable in memory may change, but the "lock cmpxchg" is used to ensure that any change to the variable is atomically done to a variable that still (or again) has this value. <text:s/>If the variable was</text:span><text:span text:style-name="T33"> zero, this has the semantics "the resource is not available" and processing continues at TfDijkPL3, where we wait of approximately 60 nSec before trying again. <text:s/>If, on the other hand, the variable is</text:span><text:span text:style-name="T31"> locked, processing continues at TfDijk</text:span><text:span text:style-name="T33">P</text:span><text:span text:style-name="T31">L2 to wait a short</text:span><text:span text:style-name="T33">er</text:span><text:span text:style-name="T31"> time (about </text:span><text:span text:style-name="T32">25</text:span><text:span text:style-name="T31"> nSec) before trying again. <text:s/>The variable was locked if the last bit (value 1) is set.</text:span></text:p>
      <text:p text:style-name="P22"><text:span text:style-name="T22">If the variable was unlocked, a copy is made to %rdx - the original value is retained in %rax for the cmpxchg. <text:s/>The %rdx copy is then </text:span><text:span text:style-name="T33">de</text:span><text:span text:style-name="T22">creased by </text:span><text:span text:style-name="T33">1</text:span><text:span text:style-name="T22">. <text:s/>This is the instruction that </text:span><text:span text:style-name="T33">de</text:span><text:span text:style-name="T22">crements the PV variable, and also sets the locked bit.</text:span></text:p>
      <text:p text:style-name="P22"><text:span text:style-name="T22">The </text:span><text:span text:style-name="T2">lock cmpxchg</text:span><text:span text:style-name="T22"> instruction's primary role is to check that the variable in memory still has the value in %rax, and if so stores %rdx into it. <text:s/>The semantics of this is "If it is unlocked and has value N, set it to N</text:span><text:span text:style-name="T33">-1</text:span><text:span text:style-name="T22"> and lock it</text:span><text:span text:style-name="T32">. <text:s/>Otherwise do nothing except reload the value from memory</text:span><text:span text:style-name="T22">". <text:s/>The zero flag is set if the compare and the store were executed. <text:s/>If this is not the case, the new value of the variable is loaded into %rax, and the jne instruction is taken, bringing us back to TfDijk</text:span><text:span text:style-name="T33">P</text:span><text:span text:style-name="T22">L1 to try again, hoping that the variable will eventually be unlocked, and stable enough for us to take control of it.</text:span></text:p>
      <text:p text:style-name="P22"><text:span text:style-name="T22">If the cmpxchg was successful, %rax is unchanged</text:span><text:span text:style-name="T33"> and hence is the old value. <text:s/>The return value needs to be half of the new value, so %rax is halved and then decremented to compute the correct return.</text:span><text:span text:style-name="T32"> <text:s/>Hence, for example, if *pv = (%rdi), whose semantics is 2.N, was </text:span><text:span text:style-name="T33">4</text:span><text:span text:style-name="T32">, 1 is returned and the value </text:span><text:span text:style-name="T33">3</text:span><text:span text:style-name="T32"> - the </text:span><text:span text:style-name="T33">de</text:span><text:span text:style-name="T32">cremented PV with the lock bit set - is stored.</text:span></text:p>
      <text:p text:style-name="P36">TfDijk<text:span text:style-name="T55">P</text:span>L2.<text:span text:style-name="T22"> <text:s/></text:span><text:span text:style-name="T31">%rdi is the address of the pv variable in memory, and %rax is</text:span><text:span text:style-name="T22"> actually</text:span><text:span text:style-name="T31"> the value when it was last inspected</text:span><text:span text:style-name="T22">, though it is discarded</text:span><text:span text:style-name="T31">.</text:span><text:span text:style-name="T22"> <text:s/>The value 5 is loaded into %rdx as the loop counter for the waiting</text:span><text:span text:style-name="T33"> in the locked case, and we proceed to TfDijkPL4 to perform the wait.</text:span></text:p>
      <text:p text:style-name="P36">TfDijk<text:span text:style-name="T55">P</text:span>L<text:span text:style-name="T55">3</text:span>.<text:span text:style-name="T22"> <text:s/></text:span><text:span text:style-name="T31">%rdi is the address of the pv variable in memory, and %rax is</text:span><text:span text:style-name="T22"> actually</text:span><text:span text:style-name="T31"> the value when it was last inspected</text:span><text:span text:style-name="T22">, though it is discarded</text:span><text:span text:style-name="T31">.</text:span><text:span text:style-name="T22"> <text:s/>The value </text:span><text:span text:style-name="T33">12</text:span><text:span text:style-name="T22"> is loaded into %rdx as the loop counter for the waiting</text:span><text:span text:style-name="T33"> in the PV=0 case, and we proceed to TfDijkPL4 to perform the wait. <text:s/>Both of these values (5 and 12) are chosen fairly arbitrarily, and tuning may be useful at some stage to find a correct balance between speed of this routine and contention for the PV variable. <text:s/>It is hoped, however, that usually these routines will be used in a fairly low-contention environment and the effect of these counts (5 and 12) will be minimal.</text:span><text:span text:style-name="T34"> <text:s/>It takes about 10 clocks per iteration.</text:span><text:span text:style-name="T22"> <text:s/></text:span></text:p>
      <text:p text:style-name="P36">TfDijk<text:span text:style-name="T56">PL4</text:span>.<text:span text:style-name="T22"> <text:s text:c="2"/>%rdi is the address of the pv variable in memory, and %rdx is the number of times we are to go round this wait loop before retrying the function. <text:s/>The first step is to "pause" to try to minimize activity while we are basically just waiting about. <text:s/>See TfLinkOut3 for more details. <text:s/>We then subtract 1 from the loop count in %rdx and then jump back to TfDijk</text:span><text:span text:style-name="T34">PL4</text:span><text:span text:style-name="T22"> if </text:span><text:soft-page-break/><text:span text:style-name="T22">the result is not yet zero. <text:s/>Hence we go round %rdx times. <text:s/>Once the counter has expired we go right back to the routine entry point TfDijk</text:span><text:span text:style-name="T34">P</text:span><text:span text:style-name="T22">L with only %rdi significant and start all over again.</text:span></text:p>
      <text:p text:style-name="P36"/>
      <text:p text:style-name="P34"><text:span text:style-name="T47">void T</text:span><text:span text:style-name="T52">Dijk</text:span><text:span text:style-name="T53">P</text:span><text:span text:style-name="T52">L</text:span><text:span text:style-name="T47">(long * </text:span><text:span text:style-name="T52">pv</text:span><text:span text:style-name="T47">)</text:span> <text:span text:style-name="T22">starts with %rdi holding </text:span><text:span text:style-name="T31">the address of the 8-byte data for the PV variable.</text:span><text:span text:style-name="T32"> <text:s/></text:span><text:span text:style-name="T34">It is assumed that the variable is locked (so that no other thread will change it) and that the variable is 8-byte aligned so that the coming load and store are atomic. <text:s/></text:span><text:span text:style-name="T32">The action is</text:span><text:span text:style-name="T34"> to load the variable into %rax, to flip the last bit (from 1 to 0) and to store the result back into the variable. <text:s/>The memory model of the x86 ensures that no thread, once seeing the value stored, will later see the older value.</text:span></text:p>
      <text:p text:style-name="P34"/>
      <text:p text:style-name="P37"><text:span text:style-name="T34">I</text:span><text:span text:style-name="T22">t should be noticed that the compare-and-exchange technology used here allows for the possibility that the variable changes and then changes back during processing in the TfDijkVL/TfDijkPL routines. <text:s/>This is fine. <text:s/>As long as the variable has the value we expect by the time we update it, the action is correct.</text:span></text:p>
      <text:p text:style-name="P20"/>
      <text:p text:style-name="P25"><text:span text:style-name="T47">uint64_t * Tf</text:span><text:span text:style-name="T51">LinkOut</text:span><text:span text:style-name="T47">(uint64_t * chain)</text:span><text:span text:style-name="T22"> </text:span><text:span text:style-name="T23">uses the value 1 as BUSY, so 1 is moved into %rax. <text:s/>The xchg instruction (which has an implicit lock) is then executed to atomically swap the value at *chain = (%rdi) with %rax, so that the chain now contains 1 </text:span><text:span text:style-name="T24">(BUSY)</text:span><text:span text:style-name="T23"> and %rax contains the pointer, or BUSY if another thread is using the chain at the same time. <text:s/>Hence the test is made as to whether %rax is 1, and if it is, execution continues at T</text:span><text:span text:style-name="T28">fLinkOut</text:span><text:span text:style-name="T23">3 to wait until it is not BUSY. <text:s/></text:span></text:p>
      <text:p text:style-name="P25"><text:span text:style-name="T36">TfLinkOut1</text:span><text:span text:style-name="T23">. <text:s/>%rax is the pointer, %rdi is </text:span><text:span text:style-name="T28">old </text:span><text:span text:style-name="T23">"chain" and </text:span><text:span text:style-name="T28">now </text:span><text:span text:style-name="T23">the chain </text:span><text:span text:style-name="T28">in memory is</text:span><text:span text:style-name="T23"> BUSY.</text:span></text:p>
      <text:p text:style-name="P25"><text:span text:style-name="T23">A test is then made to see if the chain is empty. <text:s/>If so, </text:span><text:span text:style-name="T24">we go to Tf</text:span><text:span text:style-name="T28">LinkOut</text:span><text:span text:style-name="T24">2 to unlock and return.</text:span><text:span text:style-name="T28"> <text:s/>We then check to see if the chain is "closed", and if so we again go to TfLinkOut2 to unlock and return. <text:s/>It the chain is none of these {0,1,2} we </text:span><text:span text:style-name="T24">look at the first 8 bytes of the structure </text:span><text:span text:style-name="T28">pointed to obtaining</text:span><text:span text:style-name="T24"> the new value to put into chain</text:span><text:span text:style-name="T28"> after we have removed this item. <text:s/>Note that this </text:span><text:span text:style-name="T24">may be the "empty" value 0. <text:s/>This </text:span><text:span text:style-name="T28">address </text:span><text:span text:style-name="T24">is then put into chain, thereby unlocking it. <text:s/>This store is atomic if *chain is 8-byte aligned (and isn't otherwise!).</text:span><text:span text:style-name="T28"> <text:s/>%rax already holds the address of the item removed, so we simly return.</text:span></text:p>
      <text:p text:style-name="P30">Tf<text:span text:style-name="T40">LinkOut</text:span>2.<text:span text:style-name="T22"> <text:s/>%rax is the empty value (0) </text:span><text:span text:style-name="T28">or the closed value (2) </text:span><text:span text:style-name="T22">to be returned, and %rdi is still "chain".</text:span><text:span text:style-name="T28"> <text:s/>We replace this value (whichever it was) into *chain (replacing the BUSY we put there earlier) thereby unlocking it and return this value also to the caller (meaning the attempt to TfLinkOut failed either because the chain was empty, or indeed that it was closed. <text:s/>I am not clear whether it is useful to try to get an item out of a closed list - seems a bit illogical since effectively there is no list there anymore - but it should work if this functionality is required.</text:span></text:p>
      <text:p text:style-name="P30">Tf<text:span text:style-name="T40">LinkOut</text:span>3.<text:span text:style-name="T22"> <text:s/>%rax contains 1=BUSY and %rdi is still "chain".</text:span></text:p>
      <text:p text:style-name="P30"><text:span text:style-name="T22">The first instruction is a </text:span>pause<text:span text:style-name="T22"> which informs the processor that we are in a spinlock, and that decode and speculative execution should not be done (thereby avoiding a lot of undoing it when the value changes from BUSY), and that (in the presence of hyperthreading) the other hyperthread can be given most of the execution, and anyway the power consumption is reduced. <text:s/>We then retry the fetch (%rax is already 1) and if it is still 1, we continue the spinlock</text:span><text:span text:style-name="T29"> at TfLinkOut3.</text:span><text:span text:style-name="T22"> <text:s/>Once the value is no longer </text:span><text:span text:style-name="T25">1, we go back to Tf</text:span><text:span text:style-name="T28">LinkOut</text:span><text:span text:style-name="T25">1 to continue </text:span><text:soft-page-break/><text:span text:style-name="T25">processing.</text:span></text:p>
      <text:p text:style-name="P11"/>
      <text:p text:style-name="P12"><text:span text:style-name="T48">uint64_t * Tf</text:span><text:span text:style-name="T49">LinkClose</text:span><text:span text:style-name="T48">(uint64_t * chain)</text:span><text:span text:style-name="T22"> </text:span><text:span text:style-name="T29">is very similar to TfLinkOut, so the documentation is not repeated. <text:s/>Just read the documentaton for TfLinkOut, replacing the name by TfLinkClose throughout. <text:s/>The one difference is that if *chain is "empty", it is changed to "closed". <text:s text:c="2"/>Hence two lines after TfLinkClose1 we see a branch to TfLinkClose15. <text:s/>Here the value at *chain (%rdi) is changed to 2 (it was 0, though we put 1=BUSY there earlier) by putting 2 into %rax and storing it at *chain (%rdi). <text:s/>This also unlocks the chain. <text:s/>We then move 0 to %rax so indicate that it was indeed this call that closed it. <text:s/>I am not clear that the distinction matters - I would expect the caller to be in charge of closing the chain, so that finding it already closed would be an error condition, but in any case the functionality is there.</text:span></text:p>
      <text:p text:style-name="P11"/>
      <text:p text:style-name="P11"><text:span text:style-name="T21">int</text:span><text:span text:style-name="T20"> Tf</text:span><text:span text:style-name="T21">LinkIn</text:span><text:span text:style-name="T20">(uint64_t * chain, uint64_t * ours)</text:span><text:span text:style-name="T14"> <text:s/></text:span><text:span text:style-name="T16">This routine starts with "chain" in %rdi and a pointer to the object to be inserted into the chain in %rsi. <text:s/>The first step is to put 1 (BUSY) into %rax. <text:s/>This is then exchanged with *chain using the xchg instruction, which has an implicit lock. <text:s/>If the chain was busy already we branch off to Tf</text:span><text:span text:style-name="T17">LinkIn</text:span><text:span text:style-name="T16">2 to wait (spinlock) until it is not busy.</text:span></text:p>
      <text:p text:style-name="P26"><text:span text:style-name="T13">Tf</text:span><text:span text:style-name="T18">LinkIn</text:span><text:span text:style-name="T13">1.</text:span><text:span text:style-name="T15"> <text:s/>%rax contains the old value of *chain, %rdi is chain and %rsi the object to insert.</text:span></text:p>
      <text:p text:style-name="P31"><text:span text:style-name="T15">We first check whether the old value of *chain (in %rax at this point) is 2="closed", and if it is we jump off to TfLinkIn3. <text:s/>Otherwise we</text:span><text:span text:style-name="T16"> store the old chain into our object (that we are inserting) and then move the address of our object to *chain. <text:s/>This latter releases the lock, so it is important that these two instructions are done in that order. <text:s/>Our object is now chained in and we return to the caller</text:span><text:span text:style-name="T15"> with a return code of zero to indicate successful insertion</text:span><text:span text:style-name="T16">.</text:span></text:p>
      <text:p text:style-name="P26"><text:span text:style-name="T13">Tf</text:span><text:span text:style-name="T18">LinkIn</text:span><text:span text:style-name="T13">2.</text:span><text:span text:style-name="T15"> <text:s/>%rax contains 1, %rdi is "chain" and %rsi is the new object waiting to be inserted.</text:span></text:p>
      <text:p text:style-name="P51">We first pause (se<text:span text:style-name="T41">e</text:span> Tf<text:span text:style-name="T41">LinkOut</text:span>3 above) and then retry the fetch. <text:s/>If it is still busy we go round again, and otherwise we go to Tf<text:span text:style-name="T41">LinkIn</text:span>1 having fetched the pointer from "chain" into %rax.</text:p>
      <text:p text:style-name="P54">TfLinkIn3.<text:span text:style-name="T22"> <text:s/>%rax contains the value 2="closed", so we put it back (releasing the lock) and then return to the caller. <text:s/>The return value of 2 (closed) is already in %rax.</text:span></text:p>
      <text:p text:style-name="P51"/>
      <text:p text:style-name="P53"><text:span text:style-name="T47">void TfAppend(uint64_t * list, uint64_t new)</text:span><text:span text:style-name="T22"> starts with %rdi as the pointer to the list, and %rsi as the new 64-bit value to be put in, <text:s/>It uses the first item (the count of objects in the list) as the lock, and the value -1 is used as BUSY here. <text:s/>The routine starts, therefore, by loading -1 into %rax, and swapping it (xchg - implicit lock) with the counter at *list</text:span><text:span text:style-name="T30"> = (%rdi)</text:span><text:span text:style-name="T22"> <text:s/>If the value coming out is also -1, a jump is made to TfAppend2 to wait until it is not busy.</text:span></text:p>
      <text:p text:style-name="P53">TfAppend1.<text:span text:style-name="T22"> <text:s/>%rax contains the counter, %rdi the list pointer and %rsi the new value.</text:span></text:p>
      <text:p text:style-name="P52">The number on the list is first incremented, and then the new value for the list is put in place - %rdi (list) + 8 * %rax (counter).<text:span text:style-name="T42"> <text:s/></text:span>The updated counter is then put back at the first position in the list, releasing the lock.<text:span text:style-name="T42"> <text:s/>Notice that these two instructions need to be in that order, as otherwise the unlocked data might be accessed before it is ready.</text:span> <text:s text:c="3"/>A return is then made - the value in %rax is undefined<text:span text:style-name="T42"> as the routine has no return alue.</text:span></text:p>
      <text:p text:style-name="P53">TfAppend2.<text:span text:style-name="T22"> <text:s/>This is the standard spinlock, including the pause to ensure it doesn't do to much speculative work, then re-fetching the counter. <text:s/>If this is not -1, we have the counter and can proceed to TfAppend1. <text:s/>Otherwise we continue the spinlock at TfAppend2.</text:span></text:p>
      <text:p text:style-name="P53"><text:soft-page-break/></text:p>
      <text:p text:style-name="P55"><text:span text:style-name="T47">long Tf</text:span><text:span text:style-name="T54">Pause</text:span><text:span text:style-name="T47">(long </text:span><text:span text:style-name="T54">wait</text:span><text:span text:style-name="T47">)</text:span> <text:span text:style-name="T22">starts w</text:span><text:span text:style-name="T35">ith the loop count in %rdi. <text:s/>It executes a pause instruction, subtracts 1 from wait, and if this is not now zero, goes round again. <text:s/>It then returns to the caller. <text:s/>There is no return valu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Head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2.29cm" fo:page-height="28.94cm" style:num-format="1" style:print-orientation="portrait" fo:margin-top="1cm" fo:margin-bottom="1cm" fo:margin-left="0.9cm" fo:margin-right="2.4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2.29cm" fo:page-height="28.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Parker</meta:initial-creator>
    <meta:creation-date>2011-02-22T04:16:32</meta:creation-date>
    <dc:date>2016-08-23T07:22:19.088461601</dc:date>
    <meta:editing-duration>P4DT17S</meta:editing-duration>
    <meta:editing-cycles>419</meta:editing-cycles>
    <meta:generator>LibreOffice/5.1.4.2$Linux_X86_64 LibreOffice_project/10m0$Build-2</meta:generator>
    <meta:printed-by>User </meta:printed-by>
    <meta:print-date>2012-07-06T16:23:45</meta:print-date>
    <meta:document-statistic meta:table-count="0" meta:image-count="0" meta:object-count="0" meta:page-count="9" meta:paragraph-count="83" meta:word-count="4575" meta:character-count="25035" meta:non-whitespace-character-count="20340"/>
  </office:meta>
</office:document-meta>
</file>